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62.18mm" svg:y="728.42mm">
            <loext:p draw:notify-on-update-of-ranges="'F3.0_BOM'.D154:'F3.0_BOM'.D156 'F3.0_BOM'.C154:'F3.0_BOM'.C1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3" table:number-rows-spanned="1">
            <text:p>Base</text:p>
          </table:table-cell>
          <table:covered-table-cell table:number-columns-repeated="2"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Zone ELEC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5])" office:value-type="float" office:value="662.1" calcext:value-type="float">
            <text:p>662,1</text:p>
          </table:table-cell>
          <table:table-cell table:style-name="ce2" table:formula="of:=SUM([.B3:.B95])" office:value-type="float" office:value="473.88" calcext:value-type="float">
            <text:p>473,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5])" office:value-type="float" office:value="316.6" calcext:value-type="float">
            <text:p>316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Panneaux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écrou-T (paquet de 100)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3">
          <table:table-cell office:value-type="float" office:value="70" calcext:value-type="float" table:number-columns-spanned="1" table:number-rows-spanned="8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3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3">
          <table:table-cell office:value-type="float" office:value="120" calcext:value-type="float" table:number-columns-spanned="1" table:number-rows-spanned="9">
            <text:p>12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reprapworld.fr/products/_lectronique/impression_autonome/_cran_graphique_lcd_v1_0/" xlink:type="simple">RepRapWorld</text:a></text:p>
          </table:table-cell>
          <table:table-cell office:value-type="string" calcext:value-type="string">
            <text:p>LCD écran pour Minitronics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3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7:.Z4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9:.Z49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0:.Z50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1:.Z51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58:.Z5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60:.Z60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3:.Z63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F64:.Z64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</text:p>
          </table:table-cell>
          <table:table-cell table:formula="of:=SUM([.F65:.Z6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3:.Z7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6:.Z76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9:.Z7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6:.Z86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7:.Z87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écran-LCD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9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500 x 340 x 220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light-cases.eu/lc-454-000.html" xlink:type="simple">Flightcase</text:a></text:p>
          </table:table-cell>
          <table:table-cell office:value-type="string" calcext:value-type="string">
            <text:p>Flightcase alu 454 x 340 x 108mm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ma14 – HY0007 – 1.25A 9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table-cell/>
          <table:table-cell office:value-type="float" office:value="5.9" calcext:value-type="float">
            <text:p>5,9</text:p>
          </table:table-cell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0.8A 2800gr (Z possible, mais 40mm mieux) (20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1.33A 2200gr – 09° (un peu faible pour E) (220gr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office:value-type="string" calcext:value-type="string">
            <text:p>Nema17 – 40mm – 1.68A 4200gr – 09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les-outils-de-sertissage-pince-a-sertir/7106499/" xlink:type="simple">RS 710-6499</text:a></text:p>
          </table:table-cell>
          <table:table-cell office:value-type="string" calcext:value-type="string">
            <text:p>Pince à sertir mole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 style:data-style-name="N2" text:time-value="12:10:15.0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1-27T12:19:44.934000000</dc:date>
    <meta:print-date>2015-08-14T12:58:27Z</meta:print-date>
    <meta:editing-duration>P2DT45M6S</meta:editing-duration>
    <meta:editing-cycles>148</meta:editing-cycles>
    <meta:document-statistic meta:table-count="1" meta:cell-count="5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column-mapping="0" chart:style-name="ch1">
        <chart:legend chart:legend-position="end" svg:x="6.248cm" svg:y="1.467cm" style:legend-expansion="high" chart:style-name="ch2"/>
        <chart:plot-area chart:style-name="ch3" table:cell-range-address="'F3.0_BOM'.C154:'F3.0_BOM'.D156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54:'F3.0_BOM'.D1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54:'F3.0_BOM'.C15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54:'F3.0_BOM'.D156</svg:desc>
                </draw:g>
              </table:table-cell>
              <table:table-cell office:value-type="float" office:value="16">
                <text:p>16</text:p>
                <draw:g>
                  <svg:desc>'F3.0_BOM'.C154:'F3.0_BOM'.C156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